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Emphasis">Presentación: Explorando Bulma - Ejemplos Básicos y Avanzados</text:span></text:h>
      <text:p text:style-name="Horizontal_20_Line"/>
      <text:h text:style-name="Heading_20_3" text:outline-level="3">🟦 ¿Qué es Bulma?</text:h>
      <text:p text:style-name="Quotations">Bulma es un framework CSS moderno basado en Flexbox que permite crear diseños responsivos y limpios sin necesidad de escribir CSS desde cero.</text:p>
      <text:p text:style-name="Horizontal_20_Line"/>
      <text:h text:style-name="Heading_20_3" text:outline-level="3">🔹 Ejemplo Básico 1: Botones</text:h>
      <text:p text:style-name="Text_20_body"><text:span text:style-name="Emphasis">&lt;button class="button is-primary"&gt;Primary&lt;/button&gt;<text:line-break/>&lt;button class="button is-link"&gt;Link&lt;/button&gt;<text:line-break/>&lt;button class="button is-danger is-outlined is-large"&gt;Danger&lt;/button&gt;<text:line-break/></text:span></text:p>
      <text:p text:style-name="Text_20_body"><text:span text:style-name="Emphasis"/></text:p>
      <text:p text:style-name="Text_20_body"><text:span text:style-name="Emphasis">🔹 Ejemplo Básico 2: Layout con Columns </text:span></text:p>
      <text:p text:style-name="Text_20_body"><text:span text:style-name="Emphasis"/></text:p>
      <text:p text:style-name="Text_20_body"><text:span text:style-name="Emphasis">&lt;div class="columns"&gt;<text:line-break/> <text:s/>&lt;div class="column"&gt;1&lt;/div&gt;<text:line-break/> <text:s/>&lt;div class="column"&gt;2&lt;/div&gt;<text:line-break/> <text:s/>&lt;div class="column"&gt;3&lt;/div&gt;<text:line-break/>&lt;/div&gt;<text:line-break/></text:span></text:p>
      <text:p text:style-name="Text_20_body"><text:span text:style-name="Emphasis">Ejemplo Básico 3: Progreso </text:span></text:p>
      <text:p text:style-name="Text_20_body"><text:span text:style-name="Emphasis"/></text:p>
      <text:p text:style-name="Text_20_body"><text:span text:style-name="Emphasis">&lt;progress class="progress is-success" value="60" max="100"&gt;60%&lt;/progress&gt;</text:span></text:p>
      <text:p text:style-name="Text_20_body"><text:span text:style-name="Emphasis">🔹 Ejemplo Intermedio: Formularios y Boxes </text:span></text:p>
      <text:p text:style-name="Text_20_body"><text:span text:style-name="Emphasis"/></text:p>
      <text:p text:style-name="Text_20_body"><text:span text:style-name="Emphasis">&lt;form class="box"&gt;</text:span></text:p>
      <text:p text:style-name="Text_20_body"><text:span text:style-name="Emphasis"><text:s text:c="2"/>&lt;div class="field"&gt;</text:span></text:p>
      <text:p text:style-name="Text_20_body"><text:span text:style-name="Emphasis"><text:s text:c="4"/>&lt;label class="label"&gt;Email&lt;/label&gt;</text:span></text:p>
      <text:p text:style-name="Text_20_body"><text:span text:style-name="Emphasis"><text:s text:c="4"/>&lt;div class="control"&gt;</text:span></text:p>
      <text:p text:style-name="Text_20_body"><text:span text:style-name="Emphasis"><text:s text:c="6"/>&lt;input class="input" type="email" placeholder="e.g. alex@example.com" /&gt;</text:span></text:p>
      <text:p text:style-name="Text_20_body"><text:span text:style-name="Emphasis"><text:s text:c="4"/>&lt;/div&gt;</text:span></text:p>
      <text:p text:style-name="Text_20_body"><text:span text:style-name="Emphasis"><text:s text:c="2"/>&lt;/div&gt;</text:span></text:p>
      <text:p text:style-name="Text_20_body"><text:soft-page-break/><text:span text:style-name="Emphasis">&lt;/form&gt;</text:span></text:p>
      <text:p text:style-name="Text_20_body"><text:span text:style-name="Emphasis"/></text:p>
      <text:p text:style-name="Text_20_body"><text:span text:style-name="Emphasis"/></text:p>
      <text:p text:style-name="Text_20_body"><text:span text:style-name="Emphasis">Ejemplo Avanzado: Media Object </text:span></text:p>
      <text:p text:style-name="Text_20_body"><text:span text:style-name="Emphasis"/></text:p>
      <text:p text:style-name="Text_20_body"><text:span text:style-name="Emphasis">&lt;article class="media"&gt;<text:line-break/> <text:s/>&lt;figure class="media-left"&gt;<text:line-break/> <text:s text:c="3"/>&lt;p class="image is-64x64"&gt;<text:line-break/> <text:s text:c="5"/>&lt;img src="..." /&gt;<text:line-break/> <text:s text:c="3"/>&lt;/p&gt;<text:line-break/> <text:s/>&lt;/figure&gt;<text:line-break/> <text:s/>&lt;div class="media-content"&gt;...&lt;/div&gt;<text:line-break/>&lt;/article&gt;<text:line-break/></text:span></text:p>
      <text:p text:style-name="Text_20_body"><text:span text:style-name="Emphasis">🔹 Ejemplo Avanzado: Skeleton Loading Toggle </text:span></text:p>
      <text:p text:style-name="Text_20_body"><text:span text:style-name="Emphasis">toggleButton.addEventListener("click", () =&gt; {<text:line-break/> <text:s/>statusLabel.textContent = skeletonsActive ? "(Active)" : "(Inactive)";<text:line-break/> <text:s/>toggleSkeletons();<text:line-break/>});<text:line-break/></text:span></text:p>
      <text:p text:style-name="Text_20_body"><text:span text:style-name="Emphasis">Ejemplo Avanzado: Dark Mode con </text:span><text:span text:style-name="Emphasis"><text:span text:style-name="Source_20_Text">data-theme</text:span></text:span><text:span text:style-name="Emphasis"> o clase personalizada </text:span></text:p>
      <text:p text:style-name="Text_20_body"><text:span text:style-name="Emphasis">&lt;div class="box theme-dark"&gt;This is in Dark Mode (usando class)&lt;/div&gt;</text:span></text:p>
      <text:p text:style-name="Text_20_body"><text:span text:style-name="Emphasis"/></text:p>
      <text:p text:style-name="Text_20_body"><text:span text:style-name="Emphasis">🔹 Ejemplo Avanzado: Mensajes con </text:span><text:span text:style-name="Emphasis"><text:span text:style-name="Source_20_Text">delete</text:span></text:span><text:span text:style-name="Emphasis"> </text:span></text:p>
      <text:p text:style-name="Text_20_body"><text:span text:style-name="Emphasis"/></text:p>
      <text:p text:style-name="Text_20_body"><text:span text:style-name="Emphasis">&lt;article class="message is-info"&gt;<text:line-break/> <text:s/>&lt;div class="message-header"&gt;Info&lt;button class="delete"&gt;&lt;/button&gt;&lt;/div&gt;<text:line-break/> <text:s/>&lt;div class="message-body"&gt;Contenido...&lt;/div&gt;<text:line-break/>&lt;/article&gt;<text:line-break/>💥 Incluye JavaScript para eliminar el mensaje dinámicamente: </text:span></text:p>
      <text:p text:style-name="Text_20_body"><text:span text:style-name="Emphasis">document.querySelectorAll('.delete').forEach(button =&gt; {<text:line-break/> <text:s/>button.addEventListener('click', () =&gt; {<text:line-break/> <text:s text:c="3"/>const parent = button.closest('.notification, .message, .tag');<text:line-break/> <text:s text:c="3"/>parent.style.display = 'none';<text:line-break/> <text:s/>});<text:line-break/>});<text:line-break/></text:span></text:p>
      <text:h text:style-name="Heading_20_3" text:outline-level="3"><text:soft-page-break/><text:span text:style-name="Emphasis">📦 Otros Componentes Avanzados</text:span></text:h>
      <text:list text:style-name="L1">
        <text:list-item>
          <text:p text:style-name="P1"><text:span text:style-name="Source_20_Text">table is-bordered is-striped is-hoverable</text:span></text:p>
        </text:list-item>
        <text:list-item>
          <text:p text:style-name="P1"><text:span text:style-name="Source_20_Text">tag</text:span>, <text:span text:style-name="Source_20_Text">notification</text:span>, <text:span text:style-name="Source_20_Text">level</text:span>, <text:span text:style-name="Source_20_Text">media</text:span></text:p>
        </text:list-item>
        <text:list-item>
          <text:p text:style-name="P1">Layouts fluidos con <text:span text:style-name="Source_20_Text">container</text:span> y <text:span text:style-name="Source_20_Text">section</text:span></text:p>
        </text:list-item>
      </text:list>
      <text:p text:style-name="Text_20_body"><text:span text:style-name="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5:43:03.164000000</meta:creation-date>
    <dc:date>2025-04-24T15:48:53.814000000</dc:date>
    <meta:editing-duration>PT5M52S</meta:editing-duration>
    <meta:editing-cycles>1</meta:editing-cycles>
    <meta:document-statistic meta:table-count="0" meta:image-count="0" meta:object-count="0" meta:page-count="3" meta:paragraph-count="31" meta:word-count="217" meta:character-count="2072" meta:non-whitespace-character-count="1808"/>
    <meta:generator>LibreOffice/7.6.2.1$Windows_X86_64 LibreOffice_project/56f7684011345957bbf33a7ee678afaf4d2ba333</meta:generator>
  </office:meta>
</office:document-meta>
</file>